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421000000B881081EC8A17CDA3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556cm"/>
    </style:style>
    <style:style style:name="gr3"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144cm" fo:padding-top="0.178cm" fo:padding-bottom="0.178cm" fo:padding-left="0.303cm" fo:padding-right="0.303cm"/>
    </style:style>
    <style:style style:name="gr4" style:family="graphic" style:parent-style-name="standard">
      <style:graphic-properties draw:stroke="solid" svg:stroke-width="0.106cm" svg:stroke-color="#000000" draw:marker-start-width="0.358cm" draw:marker-end-width="0.358cm" draw:fill="solid" draw:fill-color="#800080" draw:auto-grow-height="true" draw:auto-grow-width="false" fo:max-height="0cm" fo:min-height="0.712cm" fo:padding-top="0.177cm" fo:padding-bottom="0.177cm" fo:padding-left="0.302cm" fo:padding-right="0.302cm"/>
    </style:style>
    <style:style style:name="gr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0.712cm" fo:padding-top="0.178cm" fo:padding-bottom="0.178cm" fo:padding-left="0.303cm" fo:padding-right="0.303cm"/>
    </style:style>
    <style:style style:name="gr6"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0.712cm" fo:padding-top="0.178cm" fo:padding-bottom="0.178cm" fo:padding-left="0.303cm" fo:padding-right="0.303cm"/>
    </style:style>
    <style:style style:name="gr7" style:family="graphic" style:parent-style-name="standard">
      <style:graphic-properties draw:stroke="solid" svg:stroke-width="0.106cm" svg:stroke-color="#000000" draw:marker-start-width="0.358cm" draw:marker-end-width="0.358cm" draw:fill="solid" draw:fill-color="#2a6099" draw:auto-grow-height="true" draw:auto-grow-width="false" fo:max-height="0cm" fo:min-height="2.912cm" fo:padding-top="0.177cm" fo:padding-bottom="0.177cm" fo:padding-left="0.302cm" fo:padding-right="0.302cm"/>
    </style:style>
    <style:style style:name="gr8"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344cm" fo:padding-top="0.178cm" fo:padding-bottom="0.178cm" fo:padding-left="0.303cm" fo:padding-right="0.303cm"/>
    </style:style>
    <style:style style:name="gr9"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47cm" fo:padding-top="0.178cm" fo:padding-bottom="0.178cm" fo:padding-left="0.303cm" fo:padding-right="0.303cm"/>
    </style:style>
    <style:style style:name="gr10"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1.423cm" fo:padding-top="0.178cm" fo:padding-bottom="0.178cm" fo:padding-left="0.303cm" fo:padding-right="0.303cm"/>
    </style:style>
    <style:style style:name="gr11"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1.423cm" fo:padding-top="0.178cm" fo:padding-bottom="0.178cm" fo:padding-left="0.303cm" fo:padding-right="0.303cm"/>
    </style:style>
    <style:style style:name="gr12" style:family="graphic" style:parent-style-name="standard">
      <style:graphic-properties draw:stroke="solid" svg:stroke-width="0.106cm" svg:stroke-color="#000000" draw:marker-start-width="0.359cm" draw:marker-end-width="0.359cm" draw:fill="none" draw:fill-color="#ff0000" draw:auto-grow-height="true" draw:auto-grow-width="false" fo:max-height="0cm" fo:min-height="6.044cm" fo:padding-top="0.178cm" fo:padding-bottom="0.178cm" fo:padding-left="0.303cm" fo:padding-right="0.303cm"/>
    </style:style>
    <style:style style:name="gr13" style:family="graphic" style:parent-style-name="standard">
      <style:graphic-properties draw:stroke="solid" svg:stroke-width="0.106cm" svg:stroke-color="#000000" draw:marker-start-width="0.359cm" draw:marker-end-width="0.359cm" draw:fill="gradient" draw:fill-color="#800080" draw:fill-gradient-name="Gradient_20_11" draw:auto-grow-height="true" draw:auto-grow-width="false" fo:max-height="0cm" fo:min-height="2.158cm" fo:padding-top="0.178cm" fo:padding-bottom="0.178cm" fo:padding-left="0.303cm" fo:padding-right="0.303cm"/>
    </style:style>
    <style:style style:name="gr14"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58cm" fo:padding-top="0.178cm" fo:padding-bottom="0.178cm" fo:padding-left="0.303cm" fo:padding-right="0.303cm"/>
    </style:style>
    <style:style style:name="gr1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23cm" fo:padding-top="0.178cm" fo:padding-bottom="0.178cm" fo:padding-left="0.303cm" fo:padding-right="0.303cm"/>
    </style:style>
    <style:style style:name="gr16"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34cm" fo:padding-top="0.178cm" fo:padding-bottom="0.178cm" fo:padding-left="0.303cm" fo:padding-right="0.303cm"/>
    </style:style>
    <style:style style:name="gr17" style:family="graphic" style:parent-style-name="standard">
      <style:graphic-properties draw:stroke="none" draw:fill="gradient" draw:fill-gradient-name="Gradient_20_5" draw:textarea-horizontal-align="justify" draw:textarea-vertical-align="middle" draw:auto-grow-height="false" fo:min-height="2.95cm" fo:min-width="0.3cm"/>
    </style:style>
    <style:style style:name="gr18" style:family="graphic" style:parent-style-name="standard">
      <style:graphic-properties draw:stroke="none" draw:fill="gradient" draw:fill-gradient-name="Gradient_20_7" draw:textarea-horizontal-align="justify" draw:textarea-vertical-align="middle" draw:auto-grow-height="false" fo:min-height="2.95cm" fo:min-width="0.3cm"/>
    </style:style>
    <style:style style:name="gr19" style:family="graphic" style:parent-style-name="standard">
      <style:graphic-properties draw:stroke="none" draw:fill="gradient" draw:fill-gradient-name="Gradient_20_9" draw:textarea-horizontal-align="justify" draw:textarea-vertical-align="middle" draw:auto-grow-height="false" fo:min-height="2.95cm" fo:min-width="0.3cm"/>
    </style:style>
    <style:style style:name="gr20" style:family="graphic" style:parent-style-name="standard">
      <style:graphic-properties draw:stroke="none" svg:stroke-color="#000000" draw:fill="none" draw:fill-color="#ffffff" draw:auto-grow-height="true" draw:auto-grow-width="false" fo:max-height="0cm" fo:min-height="1.423cm"/>
    </style:style>
    <style:style style:name="gr21"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0.823cm" fo:padding-top="0.178cm" fo:padding-bottom="0.178cm" fo:padding-left="0.303cm" fo:padding-right="0.303cm"/>
    </style:style>
    <style:style style:name="gr22"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4.978cm" fo:padding-top="0.178cm" fo:padding-bottom="0.178cm" fo:padding-left="0.303cm" fo:padding-right="0.303cm"/>
    </style:style>
    <style:style style:name="pr1" style:family="presentation" style:parent-style-name="Blue_5f_Curve-title">
      <style:graphic-properties draw:textarea-vertical-align="middle"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15.95cm"/>
    </style:style>
    <style:style style:name="pr5" style:family="presentation" style:parent-style-name="Blue_5f_Curve1-notes">
      <style:graphic-properties draw:fill-color="#ffffff" fo:min-height="13.364cm"/>
    </style:style>
    <style:style style:name="pr6" style:family="presentation" style:parent-style-name="Blue_5f_Curve1-title">
      <style:graphic-properties fo:min-height="1.771cm"/>
    </style:style>
    <style:style style:name="pr7" style:family="presentation" style:parent-style-name="Blue_5f_Curve1-title">
      <style:graphic-properties draw:auto-grow-height="true" fo:min-height="3.473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draw:fill-color="#ffffff"/>
      <style:paragraph-properties fo:text-align="end"/>
      <style:text-properties fo:font-size="14pt" style:font-size-asian="14pt" style:font-size-complex="14pt"/>
    </style:style>
    <style:style style:name="P4" style:family="paragraph">
      <style:paragraph-properties fo:text-align="start"/>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solid" draw:fill-color="#800080"/>
      <style:paragraph-properties fo:text-align="center"/>
    </style:style>
    <style:style style:name="P8" style:family="paragraph">
      <loext:graphic-properties draw:fill="solid" draw:fill-color="#ff0000"/>
      <style:paragraph-properties fo:text-align="center"/>
    </style:style>
    <style:style style:name="P9" style:family="paragraph">
      <loext:graphic-properties draw:fill="solid" draw:fill-color="#2a6099"/>
      <style:paragraph-properties fo:text-align="center"/>
    </style:style>
    <style:style style:name="P10" style:family="paragraph">
      <loext:graphic-properties draw:fill="none" draw:fill-color="#ff0000"/>
      <style:paragraph-properties fo:text-align="center"/>
    </style:style>
    <style:style style:name="P11" style:family="paragraph">
      <loext:graphic-properties draw:fill="gradient" draw:fill-color="#800080" draw:fill-gradient-name="Gradient_20_11"/>
      <style:paragraph-properties fo:text-align="center"/>
    </style:style>
    <style:style style:name="P12" style:family="paragraph">
      <loext:graphic-properties draw:fill="gradient" draw:fill-gradient-name="Gradient_20_5"/>
      <style:paragraph-properties fo:text-align="center"/>
    </style:style>
    <style:style style:name="P13" style:family="paragraph">
      <loext:graphic-properties draw:fill="gradient" draw:fill-gradient-name="Gradient_20_7"/>
      <style:paragraph-properties fo:text-align="center"/>
    </style:style>
    <style:style style:name="P14" style:family="paragraph">
      <loext:graphic-properties draw:fill="gradient" draw:fill-gradient-name="Gradient_20_9"/>
      <style:paragraph-properties fo:text-align="center"/>
    </style:style>
    <style:style style:name="P15" style:family="paragraph">
      <loext:graphic-properties draw:fill-color="#ffffff"/>
      <style:text-properties fo:font-size="20pt"/>
    </style:style>
    <style:style style:name="P16" style:family="paragraph">
      <style:paragraph-properties fo:margin-top="0.5cm" fo:margin-bottom="0cm"/>
    </style:style>
    <style:style style:name="T1" style:family="text">
      <style:text-properties style:text-position="super 58%"/>
    </style:style>
    <style:style style:name="T2" style:family="text">
      <style:text-properties fo:language="en" fo:country="GB"/>
    </style:style>
    <style:style style:name="T3" style:family="text">
      <style:text-properties fo:font-size="18pt" style:font-size-asian="18pt" style:font-size-complex="18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 text:style-name="P1"><text:s text:c="6"/><text:line-break/>12 steps to firmware packag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01cm" svg:y="0.4cm" presentation:class="title">
          <draw:text-box>
            <text:p>So what is this all about?</text:p>
          </draw:text-box>
        </draw:frame>
        <draw:frame presentation:style-name="pr4" draw:layer="layout" svg:width="27.2cm" svg:height="16.2cm" svg:x="0.4cm" svg:y="2.8cm" presentation:class="outline">
          <draw:text-box>
            <text:list text:style-name="L2">
              <text:list-item>
                <text:p>How to securely design chips and firmware for integration into 3<text:span text:style-name="T1">rd</text:span> party products and distribute firmware securely for use during manufacture, 3<text:span text:style-name="T1">rd</text:span> party development process and distribution to installation engineers or end users.</text:p>
              </text:list-item>
              <text:list-item>
                <text:p>All of these techniques are industry standard but not used enough by cost conscious manufacturers due to the lack of expertise.</text:p>
              </text:list-item>
              <text:list-item>
                <text:p>I want the devices I buy for myself to be more secure!</text:p>
              </text:list-item>
              <text:list-item>
                <text:p>Always involve a security <text:span text:style-name="T2">auditor</text:span> during product development:</text:p>
                <text:list>
                  <text:list-item>
                    <text:p><text:span text:style-name="T3">To review your architecture.</text:span></text:p>
                  </text:list-item>
                  <text:list-item>
                    <text:p><text:span text:style-name="T3">To review your prototype code.</text:span></text:p>
                  </text:list-item>
                  <text:list-item>
                    <text:p><text:span text:style-name="T3">To audit your production implementation.</text:span></text:p>
                  </text:list-item>
                  <text:list-item>
                    <text:p><text:span text:style-name="T3">To audit your source repository security measures.</text:span></text:p>
                  </text:list-item>
                  <text:list-item>
                    <text:p><text:span text:style-name="T3">To audit your manufacturing and data storage tooling and processes.</text:span></text:p>
                  </text:list-item>
                </text:list>
              </text:list-item>
              <text:list-item>
                <text:p><text:span text:style-name="T4">No there aren’t aren’t really 12 steps; identifying the correct reference is left as an exercise to the reader.</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layer="layout" svg:width="25.199cm" svg:height="1.771cm" svg:x="1.401cm" svg:y="0.4cm" presentation:class="title">
          <draw:text-box>
            <text:p>System components</text:p>
          </draw:text-box>
        </draw:frame>
        <draw:frame draw:style-name="gr2" draw:text-style-name="P3" draw:layer="layout" svg:width="3cm" svg:height="0.806cm" svg:x="25cm" svg:y="20.2cm">
          <draw:text-box>
            <text:p text:style-name="P1"><text:span text:style-name="T4">CC BY-ND</text:span></text:p>
          </draw:text-box>
        </draw:frame>
        <draw:frame draw:style-name="gr2" draw:text-style-name="P3" draw:layer="layout" svg:width="4.8cm" svg:height="0.806cm" svg:x="0cm" svg:y="20.2cm">
          <draw:text-box>
            <text:p text:style-name="P4"><text:span text:style-name="T4">RidiculousRichard</text:span></text:p>
          </draw:text-box>
        </draw:frame>
        <draw:g>
          <draw:frame draw:style-name="gr3" draw:text-style-name="P6" draw:layer="layout" svg:width="6.2cm" svg:height="7.5cm" svg:x="0.6cm" svg:y="2.6cm">
            <draw:text-box>
              <text:p text:style-name="P5">Custom microcontroller</text:p>
            </draw:text-box>
          </draw:frame>
          <draw:frame draw:style-name="gr4" draw:text-style-name="P7" draw:layer="layout" svg:width="2.8cm" svg:height="1.066cm" svg:x="0.9cm" svg:y="4.3cm">
            <draw:text-box>
              <text:p text:style-name="P5">ROM</text:p>
            </draw:text-box>
          </draw:frame>
          <draw:frame draw:style-name="gr5" draw:text-style-name="P8" draw:layer="layout" svg:width="2.8cm" svg:height="1.068cm" svg:x="0.9cm" svg:y="5.4cm">
            <draw:text-box>
              <text:p text:style-name="P5">RAM</text:p>
            </draw:text-box>
          </draw:frame>
          <draw:frame draw:style-name="gr5" draw:text-style-name="P8" draw:layer="layout" svg:width="2.8cm" svg:height="1.068cm" svg:x="0.9cm" svg:y="6.5cm">
            <draw:text-box>
              <text:p text:style-name="P5">FLASH</text:p>
            </draw:text-box>
          </draw:frame>
          <draw:frame draw:style-name="gr6" draw:text-style-name="P7" draw:layer="layout" svg:width="5.6cm" svg:height="1.068cm" svg:x="0.9cm" svg:y="7.6cm">
            <draw:text-box>
              <text:p text:style-name="P5">SECURE DATA</text:p>
            </draw:text-box>
          </draw:frame>
          <draw:frame draw:style-name="gr7" draw:text-style-name="P9" draw:layer="layout" svg:width="2.8cm" svg:height="3.266cm" svg:x="3.7cm" svg:y="4.3cm">
            <draw:text-box>
              <text:p text:style-name="P5"/>
              <text:p text:style-name="P5">CPU</text:p>
            </draw:text-box>
          </draw:frame>
          <draw:frame draw:style-name="gr5" draw:text-style-name="P8" draw:layer="layout" svg:width="5.6cm" svg:height="1.068cm" svg:x="0.9cm" svg:y="8.7cm">
            <draw:text-box>
              <text:p text:style-name="P5">TEST &amp; DEBUG</text:p>
            </draw:text-box>
          </draw:frame>
        </draw:g>
        <draw:g>
          <draw:frame draw:style-name="gr8" draw:text-style-name="P6" draw:layer="layout" svg:width="6.2cm" svg:height="7.7cm" svg:x="0.6cm" svg:y="11.1cm">
            <draw:text-box>
              <text:p text:style-name="P5">Debug probe and test equipment</text:p>
            </draw:text-box>
          </draw:frame>
          <draw:frame draw:style-name="gr9" draw:text-style-name="P8" draw:layer="layout" svg:width="5.6cm" svg:height="1.803cm" svg:x="0.9cm" svg:y="16.6cm">
            <draw:text-box>
              <text:p text:style-name="P5">In use by 3<text:span text:style-name="T1">rd</text:span> party developers</text:p>
            </draw:text-box>
          </draw:frame>
          <draw:frame draw:style-name="gr10" draw:text-style-name="P9" draw:layer="layout" svg:width="5.6cm" svg:height="1.779cm" svg:x="0.9cm" svg:y="13cm">
            <draw:text-box>
              <text:p text:style-name="P5">In use by own developers</text:p>
            </draw:text-box>
          </draw:frame>
          <draw:frame draw:style-name="gr11" draw:text-style-name="P7" draw:layer="layout" svg:width="5.6cm" svg:height="1.779cm" svg:x="0.9cm" svg:y="14.801cm">
            <draw:text-box>
              <text:p text:style-name="P5">In use during manufacturing</text:p>
            </draw:text-box>
          </draw:frame>
        </draw:g>
        <draw:g>
          <draw:frame draw:style-name="gr12" draw:text-style-name="P10" draw:layer="layout" svg:width="6.2cm" svg:height="6.4cm" svg:x="8.3cm" svg:y="12.4cm">
            <draw:text-box>
              <text:p text:style-name="P5">Programming / update tools</text:p>
            </draw:text-box>
          </draw:frame>
          <draw:frame draw:style-name="gr10" draw:text-style-name="P9" draw:layer="layout" svg:width="5.6cm" svg:height="1.779cm" svg:x="8.6cm" svg:y="14.201cm">
            <draw:text-box>
              <text:p text:style-name="P5">In use by own developers</text:p>
            </draw:text-box>
          </draw:frame>
          <draw:frame draw:style-name="gr10" draw:text-style-name="P9" draw:layer="layout" svg:width="5.6cm" svg:height="1.779cm" svg:x="8.6cm" svg:y="14.201cm">
            <draw:text-box>
              <text:p text:style-name="P5">In use by own developers</text:p>
            </draw:text-box>
          </draw:frame>
          <draw:frame draw:style-name="gr13" draw:text-style-name="P11" draw:layer="layout" svg:width="5.6cm" svg:height="2.514cm" svg:x="8.6cm" svg:y="16.001cm">
            <draw:text-box>
              <text:p text:style-name="P5">In use by 3<text:span text:style-name="T1">rd</text:span> party developers and end users</text:p>
            </draw:text-box>
          </draw:frame>
        </draw:g>
        <draw:g>
          <draw:frame draw:style-name="gr12" draw:text-style-name="P10" draw:layer="layout" svg:width="6.2cm" svg:height="6.4cm" svg:x="8.3cm" svg:y="2.6cm">
            <draw:text-box>
              <text:p text:style-name="P5">Source code and build servers</text:p>
            </draw:text-box>
          </draw:frame>
          <draw:frame draw:style-name="gr10" draw:text-style-name="P9" draw:layer="layout" svg:width="5.6cm" svg:height="1.779cm" svg:x="8.6cm" svg:y="4.301cm">
            <draw:text-box>
              <text:p text:style-name="P5">Accessed by own developers</text:p>
            </draw:text-box>
          </draw:frame>
          <draw:frame draw:style-name="gr14" draw:text-style-name="P8" draw:layer="layout" svg:width="5.6cm" svg:height="2.514cm" svg:x="8.6cm" svg:y="6.101cm">
            <draw:text-box>
              <text:p text:style-name="P5">Accessed by 3<text:span text:style-name="T1">rd</text:span> party developers and end users</text:p>
            </draw:text-box>
          </draw:frame>
        </draw:g>
        <draw:frame draw:style-name="gr15" draw:text-style-name="P8" draw:layer="layout" svg:width="6.2cm" svg:height="1.779cm" svg:x="16.1cm" svg:y="8.9cm">
          <draw:text-box>
            <text:p text:style-name="P5">Firmware packaging</text:p>
          </draw:text-box>
        </draw:frame>
        <draw:frame draw:style-name="gr11" draw:text-style-name="P7" draw:layer="layout" svg:width="6.2cm" svg:height="1.779cm" svg:x="16.1cm" svg:y="12.5cm">
          <draw:text-box>
            <text:p text:style-name="P5">Firmware repository</text:p>
          </draw:text-box>
        </draw:frame>
        <draw:frame draw:style-name="gr11" draw:text-style-name="P7" draw:layer="layout" svg:width="6.2cm" svg:height="1.779cm" svg:x="16.1cm" svg:y="16.001cm">
          <draw:text-box>
            <text:p text:style-name="P5">Firmware distribution portal</text:p>
          </draw:text-box>
        </draw:frame>
        <draw:frame draw:style-name="gr16" draw:text-style-name="P8" draw:layer="layout" svg:width="6.2cm" svg:height="2.49cm" svg:x="16.1cm" svg:y="4.501cm">
          <draw:text-box>
            <text:p text:style-name="P5">Manufactured chips database with their private keys</text:p>
          </draw:text-box>
        </draw:frame>
        <draw:g>
          <draw:custom-shape draw:style-name="gr17" draw:text-style-name="P12" draw:layer="layout" svg:width="0.8cm" svg:height="3.2cm" svg:x="25.5cm" svg:y="6.3cm">
            <text:p/>
            <draw:enhanced-geometry svg:viewBox="0 0 21600 21600" draw:type="rectangle" draw:enhanced-path="M 0 0 L 21600 0 21600 21600 0 21600 0 0 Z N"/>
          </draw:custom-shape>
          <draw:custom-shape draw:style-name="gr18" draw:text-style-name="P13" draw:layer="layout" svg:width="0.8cm" svg:height="3.2cm" svg:x="25.5cm" svg:y="9.4cm">
            <text:p/>
            <draw:enhanced-geometry svg:viewBox="0 0 21600 21600" draw:type="rectangle" draw:enhanced-path="M 0 0 L 21600 0 21600 21600 0 21600 0 0 Z N"/>
          </draw:custom-shape>
          <draw:custom-shape draw:style-name="gr19" draw:text-style-name="P14" draw:layer="layout" svg:width="0.8cm" svg:height="3.2cm" svg:x="25.5cm" svg:y="12.5cm">
            <text:p/>
            <draw:enhanced-geometry svg:viewBox="0 0 21600 21600" draw:type="rectangle" draw:enhanced-path="M 0 0 L 21600 0 21600 21600 0 21600 0 0 Z N"/>
          </draw:custom-shape>
        </draw:g>
        <draw:frame draw:style-name="gr20" draw:text-style-name="P6" draw:layer="layout" svg:width="4.2cm" svg:height="1.673cm" svg:x="23.8cm" svg:y="4.6cm">
          <draw:text-box>
            <text:p text:style-name="P5">Least vulnerable</text:p>
          </draw:text-box>
        </draw:frame>
        <draw:frame draw:style-name="gr20" draw:text-style-name="P6" draw:layer="layout" svg:width="4.2cm" svg:height="1.673cm" svg:x="23.8cm" svg:y="15.701cm">
          <draw:text-box>
            <text:p text:style-name="P5">Most vulnerable</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01cm" svg:y="0.4cm" presentation:class="title" presentation:user-transformed="true">
          <draw:text-box>
            <text:p>Silicon mitigations</text:p>
          </draw:text-box>
        </draw:frame>
        <draw:frame presentation:style-name="pr4" draw:layer="layout" svg:width="27.2cm" svg:height="16.2cm" svg:x="0.4cm" svg:y="2.8cm" presentation:class="outline">
          <draw:text-box>
            <text:list text:style-name="L2">
              <text:list-item>
                <text:p>CPU isn’t that vulnerable</text:p>
                <text:list>
                  <text:list-item>
                    <text:p>Generally isn’t significant which CPU you use.</text:p>
                  </text:list-item>
                  <text:list-item>
                    <text:p>Very little data is stored in the CPU itself.</text:p>
                  </text:list-item>
                  <text:list-item>
                    <text:p>Allow the synthesiser to scatter the CPU <text:span text:style-name="T2">around</text:span> the digital section of the chip to obfuscate its internals.</text:p>
                  </text:list-item>
                  <text:list-item>
                    <text:p>Split registers and <text:span text:style-name="T2">buses</text:span> make it hard to inject values / read them out and shadow their metal layer connections so it is hard to simultaneously access them.</text:p>
                  </text:list-item>
                  <text:list-item>
                    <text:p>Keep the <text:span text:style-name="T2">buses</text:span> and register connections on lower metal layers.</text:p>
                  </text:list-item>
                </text:list>
              </text:list-item>
              <text:list-item>
                <text:p>Split X means:</text:p>
                <text:list>
                  <text:list-item>
                    <text:p>Duplicate the functionality into A and B parts and <text:span text:style-name="T2">obfuscated</text:span> by a value that is randomised at boot and can be regularly scrambled by SW.</text:p>
                  </text:list-item>
                  <text:list-item>
                    <text:p>The true value being stored / passed is F(A, B, Val) .</text:p>
                  </text:list-item>
                  <text:list-item>
                    <text:p>Has a non-trivial silicon and complexity cos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presentation:user-transformed="true">
          <draw:text-box>
            <text:list text:style-name="L2">
              <text:list-item>
                <text:p>All secrets should be put in a secure data hardware block.</text:p>
                <text:list>
                  <text:list-item>
                    <text:p>This is a deliberately obfuscated RAM and FLASH like peripheral that has been specifically hardened against attack:</text:p>
                    <text:list>
                      <text:list-item>
                        <text:p>Silicon has been pre-designed to be hard to probe.</text:p>
                      </text:list-item>
                      <text:list-item>
                        <text:p>Uses built in corruption detection.</text:p>
                      </text:list-item>
                      <text:list-item>
                        <text:p>May have a suicide function that will prevent further use, erase stored data and even damage itself if it is being misused / probed.</text:p>
                      </text:list-item>
                      <text:list-item>
                        <text:p>Has an obfuscated address space so an attacker must reverse engineer the software to be able to read out the contained data.</text:p>
                      </text:list-item>
                      <text:list-item>
                        <text:p>May have a H/W encryption engine to avoid exposing a key.</text:p>
                      </text:list-item>
                    </text:list>
                  </text:list-item>
                  <text:list-item>
                    <text:p>Comparatively expensive, slow with limited capacity but a much more secure place to store a small amount of <text:span text:style-name="T2">key</text:span> material.</text:p>
                  </text:list-item>
                  <text:list-item>
                    <text:p>Ultimately the contents can be read out / used (as the device has them there because they are needed by the device)</text:p>
                    <text:list>
                      <text:list-item>
                        <text:p>Do not use the same key for every device!</text:p>
                      </text:list-item>
                      <text:list-item>
                        <text:p>Ideally each device would have a unique set of keys.</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RAM and FLASH are easily <text:span text:style-name="T2">identifiable</text:span> and generally quite practical to read out in their <text:span text:style-name="T2">entirety.</text:span></text:p>
              </text:list-item>
              <text:list-item>
                <text:p>Mitigation is difficult:</text:p>
                <text:list>
                  <text:list-item>
                    <text:p>Could split their entire contents but that doubles the silicon area.</text:p>
                  </text:list-item>
                  <text:list-item>
                    <text:p>There always needs to be an unencrypted region to execute from which will contain the means to access the rest.</text:p>
                  </text:list-item>
                  <text:list-item>
                    <text:p>Attacker can change the contents if they need to.</text:p>
                  </text:list-item>
                </text:list>
              </text:list-item>
              <text:list-item>
                <text:p>An encryption and scramble system for your non-working data in the RAM and FLASH will obfuscate their contents and prevent leaking of old data space.</text:p>
              </text:list-item>
              <text:list-item>
                <text:p>If you’ve got a scrambled bus CPU then that slows down an attacker by requiring them to use the CPU and secure data peripheral to access the data rather than just reading it out.</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ROM can be mitigated in a couple of ways:</text:p>
                <text:list>
                  <text:list-item>
                    <text:p>Hidden in the synthesised digits to make it <text:span text:style-name="T2">unidentifiable.</text:span></text:p>
                  </text:list-item>
                  <text:list-item>
                    <text:p>On a specific metal layer in a well defined region which looks the same irrespective of content so an attacker would have to read it out (or etch down the metal layers) and change any public key for every mask set.</text:p>
                  </text:list-item>
                </text:list>
              </text:list-item>
              <text:list-item>
                <text:p>Never put any secrets in ROM; they will be exposed.</text:p>
              </text:list-item>
              <text:list-item>
                <text:p>Hard for an attacker to change to gain execution control of the CPU.</text:p>
              </text:list-item>
              <text:list-item>
                <text:p>Much cheaper than RAM or FLASH so split and scramble is more practical if your CPU supports it.</text:p>
                <text:list>
                  <text:list-item>
                    <text:p>It has to be identical for every device made from a given mask set so this only hinders the initial attack and doesn’t protect other devices since the contents are usually the sam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Test and debug support needs to be <text:span text:style-name="T2">irreversibly</text:span> disabled to stop an attacker from using them to access the chip.</text:p>
                <text:list>
                  <text:list-item>
                    <text:p>Multiple positions in the logic elements and data paths need to be severed to prevent an attacker driving the silicon using probes.</text:p>
                  </text:list-item>
                  <text:list-item>
                    <text:p>Causing physical damage by burning out silicon areas tends to be fairly <text:span text:style-name="T2">irreversible.</text:span></text:p>
                  </text:list-item>
                </text:list>
              </text:list-item>
              <text:list-item>
                <text:p>An access code to re-enable debug is popular as it allows an authorised developer / tool to gain access but this is harder to secure from an attacker probing the silicon to enable debug.</text:p>
              </text:list-item>
              <text:list-item>
                <text:p>Having multiple mechanisms to disable debug (e.g. both a hardware and software enable / disable control) access to the <text:span text:style-name="T2">buses</text:span> adds another hurdle to an attacker.</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layer="layout" svg:width="25.199cm" svg:height="1.771cm" svg:x="1.401cm" svg:y="0.4cm" presentation:class="title">
          <draw:text-box>
            <text:p>Tooling</text:p>
          </draw:text-box>
        </draw:frame>
        <draw:frame presentation:style-name="pr4" draw:layer="layout" svg:width="27.2cm" svg:height="16.2cm" svg:x="0.4cm" svg:y="2.8cm" presentation:class="outline" presentation:user-transformed="true">
          <draw:text-box>
            <text:list text:style-name="L2">
              <text:list-item>
                <text:p>Chip test and initial programming during silicon manufacturing.</text:p>
                <text:list>
                  <text:list-item>
                    <text:p>Device is most vulnerable now when it only has it’s ROM.</text:p>
                  </text:list-item>
                  <text:list-item>
                    <text:p>Somewhat protected by the ROM shared asymmetric key used to validate the initial image.</text:p>
                  </text:list-item>
                  <text:list-item>
                    <text:p>Unchanging nature of a ROM key means that an attacker can attempt differential analysis if they have access to multiple versions of the initial image.</text:p>
                  </text:list-item>
                </text:list>
              </text:list-item>
              <text:list-item>
                <text:p>Debugger for use by developers gives a great deal of internal access to the chip</text:p>
                <text:list>
                  <text:list-item>
                    <text:p>Could be used to extract or deduce key material by an attacker.</text:p>
                  </text:list-item>
                </text:list>
              </text:list-item>
              <text:list-item>
                <text:p>Device updater (only needed if the device does not have built in connectivity).</text:p>
                <text:list>
                  <text:list-item>
                    <text:p>Provides raw connectivity; the device-server connectivity and data is all encrypted but it gives an attacker an opportunity to look for connection and encryption flaws.</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layer="layout" svg:width="25.199cm" svg:height="1.771cm" svg:x="1.401cm" svg:y="0.4cm" presentation:class="title">
          <draw:text-box>
            <text:p>Chain of trust</text:p>
          </draw:text-box>
        </draw:frame>
        <draw:frame presentation:style-name="pr4" draw:layer="layout" svg:width="27.2cm" svg:height="16.2cm" svg:x="0.4cm" svg:y="2.8cm" presentation:class="outline" presentation:user-transformed="true">
          <draw:text-box>
            <text:list text:style-name="L2">
              <text:list-item>
                <text:p>Physical device tied:</text:p>
                <text:list>
                  <text:list-item>
                    <text:p>Per mask set master shared asymmetric key in ROM to authenticate first software image at boot time.</text:p>
                  </text:list-item>
                </text:list>
              </text:list-item>
              <text:list-item>
                <text:p text:style-name="P16">Randomly generated by ROM using chip testing entropy:</text:p>
                <text:list>
                  <text:list-item>
                    <text:p>Per device master private symmetric keys to encrypt internal data.</text:p>
                  </text:list-item>
                </text:list>
              </text:list-item>
              <text:list-item>
                <text:p>Added as the final step of chip testing:</text:p>
                <text:list>
                  <text:list-item>
                    <text:p>Per batch shared asymmetric key in secure data element to authenticate subsequent software images and respond to challenges.</text:p>
                  </text:list-item>
                  <text:list-item>
                    <text:p>Per device private asymmetric key in secure data element to issue challenges.</text:p>
                  </text:list-item>
                  <text:list-item>
                    <text:p>Initial image.</text:p>
                  </text:list-item>
                </text:list>
              </text:list-item>
              <text:list-item>
                <text:p>Initial image signed and encrypted using the physical device key.</text:p>
              </text:list-item>
              <text:list-item>
                <text:p>Software updates are signed and encrypted by a derived key from both the physical and batch master keys. </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01cm" svg:y="0.4cm" presentation:class="title">
          <draw:text-box>
            <text:p>Software controlled access</text:p>
          </draw:text-box>
        </draw:frame>
        <draw:frame presentation:style-name="pr4" draw:layer="layout" svg:width="27.2cm" svg:height="16.2cm" svg:x="0.4cm" svg:y="2.8cm" presentation:class="outline">
          <draw:text-box>
            <text:list text:style-name="L2">
              <text:list-item>
                <text:p>Device will provide an ID that allows a server to identify it and provides a challenge using the per device private asymmetric key.</text:p>
              </text:list-item>
              <text:list-item>
                <text:p>External tool must either have a database of devices itself or have an authenticated secure connection to the server.</text:p>
                <text:list>
                  <text:list-item>
                    <text:p>Each tool that wants to access the device must be registered and authorised individually with the server.</text:p>
                  </text:list-item>
                </text:list>
              </text:list-item>
              <text:list-item>
                <text:p>Server can respond to the challenge appropriately as well as issuing it’s own counter-challenge to the device.</text:p>
                <text:list>
                  <text:list-item>
                    <text:p>A suspicious pattern of behaviour can invalidate a tool’s operation.</text:p>
                  </text:list-item>
                </text:list>
              </text:list-item>
              <text:list-item>
                <text:p>Device can respond to the counter-challenge and permit access for a limited time / until tool becomes inactive / until reset.</text:p>
                <text:list>
                  <text:list-item>
                    <text:p>A suspicious pattern of behaviour will cause the device to brick itself.</text:p>
                  </text:list-item>
                </text:list>
              </text:list-item>
              <text:list-item>
                <text:p>Tool then has the ability to perform debugging / change settings / supply new images or key material.</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01cm" svg:y="0.4cm" presentation:class="title">
          <draw:text-box>
            <text:p>Crypto safety</text:p>
          </draw:text-box>
        </draw:frame>
        <draw:frame presentation:style-name="pr4" draw:layer="layout" svg:width="27.2cm" svg:height="16.2cm" svg:x="0.4cm" svg:y="2.8cm" presentation:class="outline" presentation:user-transformed="true">
          <draw:text-box>
            <text:list text:style-name="L2">
              <text:list-item>
                <text:p>The plaintext needs to be significantly different for each encryption key used to minimise the potential for differential analysis.</text:p>
                <text:list>
                  <text:list-item>
                    <text:p>This is why no per device image encryption / signing is used as the images would be too similar.</text:p>
                  </text:list-item>
                </text:list>
              </text:list-item>
              <text:list-item>
                <text:p>Make your own test equipment and integrate it into the chip manufacturer test system.</text:p>
                <text:list>
                  <text:list-item>
                    <text:p>Include hardware tamper detection to minimise the risk that the equipment itself has been compromised.</text:p>
                  </text:list-item>
                  <text:list-item>
                    <text:p>Require the test equipment to be manually re-approved on every boot before it can operate or communicate with your servers.</text:p>
                  </text:list-item>
                  <text:list-item>
                    <text:p>Keep all images and keys in the test equipment RAM.</text:p>
                  </text:list-item>
                </text:list>
              </text:list-item>
              <text:list-item>
                <text:p>Each time the device completes a challenge / counter-challenge cycle then those keys should be ratcheted to change them.</text:p>
              </text:list-item>
              <text:list-item>
                <text:p>Each image should derive new image signing and encryption keys from the physical and batch master keys.</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layer="layout" svg:width="25.199cm" svg:height="1.771cm" svg:x="1.401cm" svg:y="0.4cm" presentation:class="title">
          <draw:text-box>
            <text:p>What is a firmware package</text:p>
          </draw:text-box>
        </draw:frame>
        <draw:frame presentation:style-name="pr4" draw:layer="layout" svg:width="19cm" svg:height="16.2cm" svg:x="0.4cm" svg:y="2.8cm" presentation:class="outline" presentation:user-transformed="true">
          <draw:text-box>
            <text:list text:style-name="L2">
              <text:list-item>
                <text:p>Contains the unencrypted necessary information to allow tools to communicate with and interpret diagnostic information coming from the device.</text:p>
                <text:list>
                  <text:list-item>
                    <text:p>None of this is sensitive in any way; it is here so that firmware changes can be reflected by the tools without requiring a tool software update.</text:p>
                  </text:list-item>
                </text:list>
              </text:list-item>
              <text:list-item>
                <text:p text:style-name="P16">Contains the signed and encrypted device firmware images.</text:p>
              </text:list-item>
              <text:list-item>
                <text:p>Contains the signed and encrypted configuration blobs for a given 3<text:span text:style-name="T1">rd</text:span> party product / end user.</text:p>
              </text:list-item>
              <text:list-item>
                <text:p>Assembled / selected by the server when a tool performs the device challenge / counter-challenge process.</text:p>
              </text:list-item>
            </text:list>
          </draw:text-box>
        </draw:frame>
        <draw:g>
          <draw:frame draw:style-name="gr21" draw:text-style-name="P9" draw:layer="layout" svg:width="6.8cm" svg:height="1.179cm" svg:x="20.6cm" svg:y="3.921cm">
            <draw:text-box>
              <text:p text:style-name="P5">Firmware package ID</text:p>
            </draw:text-box>
          </draw:frame>
          <draw:frame draw:style-name="gr22" draw:text-style-name="P7" draw:layer="layout" svg:width="6.8cm" svg:height="7.467cm" svg:x="20.6cm" svg:y="6.922cm">
            <draw:text-box>
              <text:p text:style-name="P5">Details of how to communicate and interpret data from the device once the challenge / counter – challenge is completed.</text:p>
              <text:p text:style-name="P5">Session encrypted between tools and server.</text:p>
            </draw:text-box>
          </draw:frame>
          <draw:frame draw:style-name="gr10" draw:text-style-name="P9" draw:layer="layout" svg:width="6.8cm" svg:height="1.779cm" svg:x="20.6cm" svg:y="5.122cm">
            <draw:text-box>
              <text:p text:style-name="P5">Human readable details</text:p>
            </draw:text-box>
          </draw:frame>
          <draw:frame draw:style-name="gr15" draw:text-style-name="P8" draw:layer="layout" svg:width="6.8cm" svg:height="1.779cm" svg:x="20.6cm" svg:y="14.423cm">
            <draw:text-box>
              <text:p text:style-name="P5">Signed and encrypted firmware image</text:p>
            </draw:text-box>
          </draw:frame>
          <draw:frame draw:style-name="gr15" draw:text-style-name="P8" draw:layer="layout" svg:width="6.8cm" svg:height="1.779cm" svg:x="20.6cm" svg:y="16.224cm">
            <draw:text-box>
              <text:p text:style-name="P5">Signed and encrypted configuration blob</text:p>
            </draw:text-box>
          </draw:frame>
        </draw:g>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7" draw:layer="layout" svg:width="27.6cm" svg:height="3.473cm" svg:x="0.2cm" svg:y="-0.451cm" presentation:class="title" presentation:user-transformed="true">
          <draw:text-box>
            <text:p>Firmware package use by debugging</text:p>
          </draw:text-box>
        </draw:frame>
        <draw:frame presentation:style-name="pr4" draw:layer="layout" svg:width="27.2cm" svg:height="16.2cm" svg:x="0.4cm" svg:y="2.8cm" presentation:class="outline" presentation:user-transformed="true">
          <draw:text-box>
            <text:list text:style-name="L2">
              <text:list-item>
                <text:p>Contains a simple statement of the connection method (but no keys) for this firmware and how to request information from the firmware.</text:p>
                <text:list>
                  <text:list-item>
                    <text:list>
                      <text:list-item>
                        <text:p>Different firmware releases can behave differently so the firmware package contains the needed information rather than have different tools for different firmware versions.</text:p>
                      </text:list-item>
                    </text:list>
                  </text:list-item>
                </text:list>
              </text:list-item>
              <text:list-item>
                <text:p>Contains a prescription on how to decode the binary debug messages and events that can be produced by the device when enabled.</text:p>
              </text:list-item>
              <text:list-item>
                <text:p>Contains device information so that the debugging tool can accurately display the device status based on the debug information.</text:p>
                <text:list>
                  <text:list-item>
                    <text:list>
                      <text:list-item>
                        <text:p>Flash utilisation and fragmentation.</text:p>
                      </text:list-item>
                      <text:list-item>
                        <text:p>Memory utilisation and fragmentation.</text:p>
                      </text:list-item>
                      <text:list-item>
                        <text:p>Chip peripheral operation display configuration.</text:p>
                      </text:list-item>
                      <text:list-item>
                        <text:p>Device state machine interpretation and message sequence chart labels.</text:p>
                      </text:list-item>
                      <text:list-item>
                        <text:p>Automatic deduction of derived values from debug information that have been useful to developers in the past. </text:p>
                      </text:list-item>
                    </text:list>
                  </text:list-item>
                </text:list>
              </text:list-item>
            </text:list>
          </draw:text-box>
        </draw:frame>
        <presentation:notes draw:style-name="dp1">
          <draw:page-thumbnail draw:style-name="gr1" draw:layer="layout" svg:width="14.848cm" svg:height="11.136cm" svg:x="3.075cm" svg:y="2.257cm" draw:page-number="14" presentation:class="page"/>
          <draw:frame presentation:style-name="pr5" draw:text-style-name="P1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layer="layout" svg:width="25.199cm" svg:height="1.771cm" svg:x="1.401cm" svg:y="0.4cm" presentation:class="title">
          <draw:text-box>
            <text:p>Server data stored</text:p>
          </draw:text-box>
        </draw:frame>
        <draw:frame presentation:style-name="pr4" draw:layer="layout" svg:width="27.2cm" svg:height="16.2cm" svg:x="0.4cm" svg:y="2.8cm" presentation:class="outline" presentation:user-transformed="true">
          <draw:text-box>
            <text:list text:style-name="L2">
              <text:list-item>
                <text:p>Device</text:p>
                <text:list>
                  <text:list-item>
                    <text:list>
                      <text:list-item>
                        <text:p>ID</text:p>
                      </text:list-item>
                      <text:list-item>
                        <text:p>Product type</text:p>
                      </text:list-item>
                      <text:list-item>
                        <text:p>Last known firmware</text:p>
                      </text:list-item>
                      <text:list-item>
                        <text:p>Recommended firmware</text:p>
                      </text:list-item>
                      <text:list-item>
                        <text:p>Private ROM asymmetric key</text:p>
                      </text:list-item>
                      <text:list-item>
                        <text:p>Per batch private asymmetric key with ratchet status</text:p>
                      </text:list-item>
                      <text:list-item>
                        <text:p>Per device shared asymmetric key with ratchet status</text:p>
                      </text:list-item>
                      <text:list-item>
                        <text:p>Device connection history for malicious behaviour detection</text:p>
                      </text:list-item>
                    </text:list>
                  </text:list-item>
                </text:list>
              </text:list-item>
              <text:list-item>
                <text:p>Tool</text:p>
                <text:list>
                  <text:list-item>
                    <text:list>
                      <text:list-item>
                        <text:p>Tool software and version</text:p>
                      </text:list-item>
                      <text:list-item>
                        <text:p>Authorised users</text:p>
                      </text:list-item>
                      <text:list-item>
                        <text:p>Per install shared asymmetric key with ratchet status</text:p>
                      </text:list-item>
                      <text:list-item>
                        <text:p>Manual authorisation history</text:p>
                      </text:list-item>
                      <text:list-item>
                        <text:p>Usage history for malicious behaviour detectio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1" draw:display-name="Gradient 11" draw:style="linear" draw:start-color="#2a6099" draw:end-color="#800080"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5" draw:display-name="Gradient 5" draw:style="linear" draw:start-color="#00a933" draw:end-color="#2a6099" draw:start-intensity="100%" draw:end-intensity="100%" draw:angle="300" draw:border="0%"/>
    <draw:gradient draw:name="Gradient_20_7" draw:display-name="Gradient 7" draw:style="linear" draw:start-color="#2a6099" draw:end-color="#800080" draw:start-intensity="100%" draw:end-intensity="100%" draw:angle="300" draw:border="0%"/>
    <draw:gradient draw:name="Gradient_20_9" draw:display-name="Gradient 9" draw:style="linear" draw:start-color="#800080" draw:end-color="#ff0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paragraph-properties fo:text-align="end"/>
    </style:style>
    <style:style style:name="MP9" style:family="paragraph">
      <loext:graphic-properties draw:fill="none" draw:fill-color="#ffffff"/>
      <style:paragraph-properties fo:text-align="end"/>
      <style:text-properties fo:font-size="14pt" style:font-size-asian="14pt" style:font-size-complex="14pt"/>
    </style:style>
    <style:style style:name="MP10" style:family="paragraph">
      <style:paragraph-properties fo:text-align="start"/>
    </style:style>
    <style:style style:name="MP11" style:family="paragraph">
      <loext:graphic-properties draw:fill="gradient" draw:fill-color="#009bdd" draw:fill-gradient-name="Gradient_20_2"/>
      <style:paragraph-properties fo:text-align="center"/>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1"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1"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9T10:22:09.267339772</meta:creation-date>
    <meta:editing-duration>PT7H35M45S</meta:editing-duration>
    <meta:editing-cycles>34</meta:editing-cycles>
    <meta:generator>LibreOffice/6.1.6.3$Linux_X86_64 LibreOffice_project/10$Build-3</meta:generator>
    <dc:title>Blue plus</dc:title>
    <dc:date>2019-08-07T18:16:51.036912340</dc:date>
    <meta:document-statistic meta:object-count="137"/>
  </office:meta>
</office:document-meta>
</file>